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umerationUtils.Enumeration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numerationUtils.toList( Enumeration enume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